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d607" officeooo:paragraph-rsid="0002d607"/>
    </style:style>
    <style:style style:name="P2" style:family="paragraph" style:parent-style-name="Standard" style:list-style-name="L1">
      <style:text-properties fo:language="ru" fo:country="RU" officeooo:rsid="0002d607" officeooo:paragraph-rsid="0002d607"/>
    </style:style>
    <style:style style:name="P3" style:family="paragraph" style:parent-style-name="Standard" style:list-style-name="L2">
      <style:text-properties fo:language="ru" fo:country="RU" officeooo:rsid="0002d607" officeooo:paragraph-rsid="0002d607"/>
    </style:style>
    <style:style style:name="P4" style:family="paragraph" style:parent-style-name="Standard" style:list-style-name="L3">
      <style:text-properties fo:language="ru" fo:country="RU" officeooo:rsid="0002d607" officeooo:paragraph-rsid="0002d607"/>
    </style:style>
    <style:style style:name="P5" style:family="paragraph" style:parent-style-name="Standard" style:list-style-name="L4">
      <style:text-properties fo:language="ru" fo:country="RU" officeooo:rsid="0002d607" officeooo:paragraph-rsid="0002d607"/>
    </style:style>
    <style:style style:name="P6" style:family="paragraph" style:parent-style-name="Standard" style:list-style-name="L5">
      <style:text-properties fo:language="ru" fo:country="RU" officeooo:rsid="0003043d" officeooo:paragraph-rsid="0003043d"/>
    </style:style>
    <style:style style:name="P7" style:family="paragraph" style:parent-style-name="Standard">
      <style:text-properties fo:language="ru" fo:country="RU" officeooo:rsid="0003043d" officeooo:paragraph-rsid="0003043d"/>
    </style:style>
    <style:style style:name="T1" style:family="text">
      <style:text-properties officeooo:rsid="0003043d"/>
    </style:style>
    <style:style style:name="T2" style:family="text">
      <style:text-properties fo:language="en" fo:country="US"/>
    </style:style>
    <style:style style:name="T3" style:family="text">
      <style:text-properties officeooo:rsid="000489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а уведомления о дорожных событиях («тревожная кнопка»)</text:p>
      <text:p text:style-name="P1"/>
      <text:p text:style-name="P1">На машину клиента устанавливается дополнительное оборудование для возможности уведомления и вызова различных служб:</text:p>
      <text:list xml:id="list3631263746447330078" text:style-name="L1">
        <text:list-item>
          <text:p text:style-name="P2">СТО, обслуживающее автомобиль (либо дополнительны<text:span text:style-name="T1">й сервис</text:span> — шиномонтаж, холодный старт и т. д.)</text:p>
        </text:list-item>
        <text:list-item>
          <text:p text:style-name="P2">Аварийный комиссар, эвакуатор — в случае регистрации ДТП</text:p>
        </text:list-item>
        <text:list-item>
          <text:p text:style-name="P2">другие услуги, связанные с определением местоположения клиента и автомобиля</text:p>
        </text:list-item>
      </text:list>
      <text:p text:style-name="P1"/>
      <text:p text:style-name="P1">Активация вызова по событиям:</text:p>
      <text:list xml:id="list5876015247516195" text:style-name="L2">
        <text:list-item>
          <text:p text:style-name="P3">нажатие «тревожной кнопки»;</text:p>
        </text:list-item>
        <text:list-item>
          <text:p text:style-name="P3">срабатывание датчика удара (авария).</text:p>
        </text:list-item>
      </text:list>
      <text:p text:style-name="P1"/>
      <text:p text:style-name="P1"><text:s/>При событии вызова организуется голосовой вызов клиенту. <text:span text:style-name="T1">В</text:span>озможны<text:span text:style-name="T1">е</text:span> канал<text:span text:style-name="T1">ы</text:span>:</text:p>
      <text:list xml:id="list961490135713357007" text:style-name="L3">
        <text:list-item>
          <text:p text:style-name="P4">громкая связь в машине (при поддержке оборудованием)</text:p>
        </text:list-item>
        <text:list-item>
          <text:p text:style-name="P4">сотовый владельца/водителя</text:p>
        </text:list-item>
      </text:list>
      <text:p text:style-name="P1"/>
      <text:p text:style-name="P1"><text:s/>Обработка обратной информации после вызова:</text:p>
      <text:list xml:id="list2212881804702129798" text:style-name="L4">
        <text:list-item>
          <text:p text:style-name="P5">выбор в меню с сотового: СТО-аварком-другое</text:p>
        </text:list-item>
        <text:list-item>
          <text:p text:style-name="P5">разбор голосового ответа системой, выбор варианта автоматически</text:p>
        </text:list-item>
      </text:list>
      <text:p text:style-name="P1"/>
      <text:p text:style-name="P1"><text:s/>После определения потребности — коммутация голосового канала клиента на соответствующего поставщика услуг с передачей информации по местоположению и характеру происшествия (скорость в момент аварии, значения измеренных ускорений и т. д.).</text:p>
      <text:p text:style-name="P1"/>
      <text:p text:style-name="P1"><text:s/><text:span text:style-name="T1">Варианты по оборудованию:</text:span></text:p>
      <text:list xml:id="list7783076893005049259" text:style-name="L5">
        <text:list-item>
          <text:p text:style-name="P6">терминал без громкой связи и акселерометра, наличие тревожной кнопки. Вызов возможен только по кнопке, измеряется только положении и скорость перед происшествием <text:span text:style-name="T3">(возможно оценка ускорения по измерению скорости)</text:span>;</text:p>
        </text:list-item>
        <text:list-item>
          <text:p text:style-name="P6">терминал без громкой связи, с акселерометром, наличие тревожной кнопки. Вызов возможен как по кнопке, так и по порогу на ускорение. В службу передаётся положение, скорость, ускорение (оценка характера повреждений);</text:p>
        </text:list-item>
        <text:list-item>
          <text:p text:style-name="P6">терминал с громкой связью, акселерометром, наличие тревожной кнопки. Вызов возможен как по кнопке, так и по порогу на ускорение. В службу передаётся положение, скорость, ускорение. Связь возможна через систему громкой связи либо через сотовый водителя.</text:p>
        </text:list-item>
      </text:list>
      <text:p text:style-name="P7"/>
      <text:p text:style-name="P7"><text:s/>Дополнительно терминал может диагностировать состояние автомобиля — напряжение бортовой сети, положение дверей и т. д., посредством концевых контактов либо чтения с шины <text:span text:style-name="T2">C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Николаевич Юшков</meta:initial-creator>
    <meta:creation-date>2016-10-10T13:08:31.382000000</meta:creation-date>
    <dc:date>2016-10-10T13:29:57.622000000</dc:date>
    <dc:creator>Андрей Николаевич Юшков</dc:creator>
    <meta:editing-duration>PT1M6S</meta:editing-duration>
    <meta:editing-cycles>1</meta:editing-cycles>
    <meta:document-statistic meta:table-count="0" meta:image-count="0" meta:object-count="0" meta:page-count="1" meta:paragraph-count="20" meta:word-count="252" meta:character-count="1938" meta:non-whitespace-character-count="1709"/>
    <meta:generator>LibreOffice/5.1.4.2$Windows_x86 LibreOffice_project/f99d75f39f1c57ebdd7ffc5f42867c12031db97a</meta:generator>
  </office:meta>
</office:document-meta>
</file>